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Verdana1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2.1602in"/>
    </style:style>
    <style:style style:name="co4" style:family="table-column">
      <style:table-column-properties fo:break-before="auto" style:column-width="1.1409in"/>
    </style:style>
    <style:style style:name="co5" style:family="table-column">
      <style:table-column-properties fo:break-before="auto" style:column-width="1.1189in"/>
    </style:style>
    <style:style style:name="co6" style:family="table-column">
      <style:table-column-properties fo:break-before="auto" style:column-width="2.9807in"/>
    </style:style>
    <style:style style:name="co7" style:family="table-column">
      <style:table-column-properties fo:break-before="auto" style:column-width="1.2618in"/>
    </style:style>
    <style:style style:name="co9" style:family="table-column">
      <style:table-column-properties fo:break-before="auto" style:column-width="2.8457in"/>
    </style:style>
    <style:style style:name="co10" style:family="table-column">
      <style:table-column-properties fo:break-before="auto" style:column-width="3.3193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0.7091in"/>
    </style:style>
    <style:style style:name="co13" style:family="table-column">
      <style:table-column-properties fo:break-before="auto" style:column-width="1.4957in"/>
    </style:style>
    <style:style style:name="co14" style:family="table-column">
      <style:table-column-properties fo:break-before="auto" style:column-width="4.9827in"/>
    </style:style>
    <style:style style:name="co15" style:family="table-column">
      <style:table-column-properties fo:break-before="auto" style:column-width="0.9972in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4791in" fo:break-before="auto" style:use-optimal-row-height="false"/>
    </style:style>
    <style:style style:name="ro9" style:family="table-row">
      <style:table-row-properties style:row-height="0.2402in" fo:break-before="auto" style:use-optimal-row-height="false"/>
    </style:style>
    <style:style style:name="ro10" style:family="table-row">
      <style:table-row-properties style:row-height="0.1898in" fo:break-before="auto" style:use-optimal-row-height="true"/>
    </style:style>
    <style:style style:name="ta2" style:family="table" style:master-page-name="PageStyle_5f_Permanan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Outsourced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background-color="transparent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0138in solid #000000" fo:padding="0.028in"/>
      <style:paragraph-properties fo:text-align="center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1" style:family="table-cell" style:parent-style-name="Default">
      <style:table-cell-properties style:text-align-source="fix" style:repeat-content="false" fo:padding="0.028in"/>
      <style:paragraph-properties fo:text-align="center" fo:margin-left="0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3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6" style:family="table-cell" style:parent-style-name="Default">
      <style:table-cell-properties fo:background-color="#e6e6e6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Normal_20_2">
      <style:table-cell-properties style:diagonal-bl-tr="none" style:diagonal-tl-br="none" fo:background-color="transparent" fo:border="0.0138in solid #000000" fo:padding="0.028in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8" style:family="table-cell" style:parent-style-name="Normal_20_2">
      <style:table-cell-properties style:diagonal-bl-tr="none" style:diagonal-tl-br="none" fo:background-color="transparent" fo:border="0.0138in solid #000000"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ISEVEN(ROW()))" style:apply-style-name="Untitled1" style:base-cell-address="Outsourced.A3"/>
    </style:style>
    <style:style style:name="ce21" style:family="table-cell" style:parent-style-name="Default">
      <style:table-cell-properties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>
      <style:table-cell-properties style:diagonal-bl-tr="none" style:diagonal-tl-br="none" fo:background-color="transparent" fo:border="0.0138in solid #000000" fo:padding="0.028in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3" style:family="table-cell" style:parent-style-name="Default">
      <style:table-cell-properties style:diagonal-bl-tr="none" style:diagonal-tl-br="none" fo:border="0.0138in solid #000000"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4" style:family="table-cell" style:parent-style-name="Default">
      <style:table-cell-properties style:diagonal-bl-tr="none" style:diagonal-tl-br="none" fo:background-color="transparent" fo:border="0.0138in solid #000000"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5" style:family="table-cell" style:parent-style-name="Default">
      <style:table-cell-properties style:diagonal-bl-tr="none" style:diagonal-tl-br="none" fo:background-color="transparent" fo:border="0.0138in solid #000000" fo:padding="0.028in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6" style:family="table-cell" style:parent-style-name="Normal_20_6">
      <style:table-cell-properties style:diagonal-bl-tr="none" style:diagonal-tl-br="none" style:text-align-source="fix" style:repeat-content="false" fo:background-color="transparent" fo:border="0.0138in solid #000000" fo:padding="0.028in"/>
      <style:paragraph-properties fo:text-align="center" fo:margin-left="0in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8" style:family="table-cell" style:parent-style-name="Normal_20_6">
      <style:table-cell-properties style:diagonal-bl-tr="none" style:diagonal-tl-br="none" fo:background-color="transparent" fo:border="0.0138in solid #000000" fo:padding="0.028in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2" style:family="table-cell" style:parent-style-name="Normal_20_6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3" style:family="table-cell" style:parent-style-name="Normal_20_6" style:data-style-name="N5001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4" style:family="table-cell" style:parent-style-name="Default" style:data-style-name="N121">
      <style:table-cell-properties style:cell-protect="none" style:print-content="true"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5" style:family="table-cell" style:parent-style-name="Comma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6" style:family="table-cell" style:parent-style-name="Default" style:data-style-name="N5100">
      <style:table-cell-properties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7" style:family="table-cell" style:parent-style-name="Default" style:data-style-name="N5100">
      <style:table-cell-properties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8" style:family="table-cell" style:parent-style-name="Default" style:data-style-name="N5100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3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4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fo:padding="0.02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138in solid #000000" style:direction="ltr" fo:padding="0.028in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1" style:family="table-cell" style:parent-style-name="Excel_20_Built-in_20_Comma" style:data-style-name="N2">
      <style:table-cell-properties fo:background-color="#e6e6e6" style:cell-protect="protected" style:print-content="true" style:diagonal-bl-tr="none" style:diagonal-tl-br="none" style:text-align-source="fix" style:repeat-content="false" fo:wrap-option="wrap" fo:border="0.0138in solid #000000" style:direction="ltr" fo:padding="0.028in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1" style:base-cell-address="Outsourced.A3"/>
    </style:style>
    <style:style style:name="ce5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fo:padding="0.028in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padding="0.028in"/>
      <style:text-properties fo:color="#000000" style:text-outline="false" style:text-line-through-style="none" style:font-name="Verdana" fo:font-size="9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utsourced" table:style-name="ta4" table:print="false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21"/>
        <table:table-column table:style-name="co7" table:default-cell-style-name="ce21"/>
        <table:table-column table:style-name="co9" table:number-columns-repeated="3" table:default-cell-style-name="ce21"/>
        <table:table-column table:style-name="co10" table:number-columns-repeated="2" table:default-cell-style-name="ce21"/>
        <table:table-column table:style-name="co11" table:default-cell-style-name="ce21"/>
        <table:table-column table:style-name="co8" table:default-cell-style-name="ce21"/>
        <table:table-column table:style-name="co12" table:default-cell-style-name="ce11"/>
        <table:table-column table:style-name="co13" table:number-columns-repeated="4" table:default-cell-style-name="ce21"/>
        <table:table-column table:style-name="co14" table:default-cell-style-name="ce21"/>
        <table:table-column table:style-name="co15" table:default-cell-style-name="ce53"/>
        <table:table-column table:style-name="co12" table:number-columns-repeated="998" table:default-cell-style-name="ce21"/>
        <table:table-column table:style-name="co12" table:number-columns-repeated="8" table:default-cell-style-name="Default"/>
        <table:table-row table:style-name="ro8">
          <table:table-cell table:style-name="ce9" office:value-type="string">
            <text:p>EMPLOYEE NUMBER</text:p>
          </table:table-cell>
          <table:table-cell table:style-name="ce9" office:value-type="string">
            <text:p>NIC</text:p>
          </table:table-cell>
          <table:table-cell table:style-name="ce16" office:value-type="string">
            <text:p>NAME</text:p>
          </table:table-cell>
          <table:table-cell table:style-name="ce16" office:value-type="string">
            <text:p>DATE OF JOIN</text:p>
          </table:table-cell>
          <table:table-cell table:style-name="ce16" office:value-type="string">
            <text:p>INITIALS</text:p>
          </table:table-cell>
          <table:table-cell table:style-name="ce16" office:value-type="string">
            <text:p>LASTNAME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OC GRADE</text:p>
          </table:table-cell>
          <table:table-cell table:style-name="ce16" office:value-type="string">
            <text:p>ADDRESS LINE 1</text:p>
          </table:table-cell>
          <table:table-cell table:style-name="ce16" office:value-type="string">
            <text:p>ADDRESS LINE 2</text:p>
          </table:table-cell>
          <table:table-cell table:style-name="ce16" office:value-type="string">
            <text:p>CITY</text:p>
          </table:table-cell>
          <table:table-cell table:style-name="ce9" office:value-type="string">
            <text:p>BANK</text:p>
          </table:table-cell>
          <table:table-cell table:style-name="ce16" office:value-type="string">
            <text:p>BRANCH</text:p>
          </table:table-cell>
          <table:table-cell table:style-name="ce16" office:value-type="string">
            <text:p>BANK CODE</text:p>
          </table:table-cell>
          <table:table-cell table:style-name="ce16" office:value-type="string">
            <text:p>BRANCH CODE</text:p>
          </table:table-cell>
          <table:table-cell table:style-name="ce16" office:value-type="string">
            <text:p>ACCOUNT</text:p>
          </table:table-cell>
          <table:table-cell table:style-name="ce16" office:value-type="string">
            <text:p>ADDRESS</text:p>
          </table:table-cell>
          <table:table-cell table:style-name="ce51" office:value-type="string">
            <text:p>BASIC SALARY</text:p>
          </table:table-cell>
          <table:table-cell table:number-columns-repeated="1006"/>
        </table:table-row>
        <table:table-row table:style-name="ro9">
          <table:table-cell table:style-name="ce10"/>
          <table:table-cell table:style-name="ce12" office:value-type="string" office:string-value="832704822V">
            <text:p>832704822V </text:p>
          </table:table-cell>
          <table:table-cell table:style-name="ce17" office:value-type="string">
            <text:p>RANUKA LAKSHAN</text:p>
          </table:table-cell>
          <table:table-cell table:style-name="ce17"/>
          <table:table-cell table:style-name="ce22" table:formula="of:=LEFT([.C2];1)&amp;MID([.C2];FIND(&quot; &quot;;[.C2])+1;1)" office:value-type="string" office:string-value="RL">
            <text:p>RL</text:p>
          </table:table-cell>
          <table:table-cell table:style-name="ce22" table:formula="of:=RIGHT([.C2];LEN([.C2])-FIND(&quot; &quot;;[.C2];1))" office:value-type="string" office:string-value="LAKSHAN">
            <text:p>LAKSHAN</text:p>
          </table:table-cell>
          <table:table-cell table:style-name="ce23" office:value-type="string">
            <text:p>SALES SUPERVIS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O 26, <text:s/>NEW TOWN</text:p>
          </table:table-cell>
          <table:table-cell table:style-name="ce23" office:value-type="string">
            <text:p><text:s/>EMBILIPITIYA</text:p>
          </table:table-cell>
          <table:table-cell table:style-name="ce23"/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2" office:value-type="float" office:value="8300024945">
            <text:p>8300024945</text:p>
          </table:table-cell>
          <table:table-cell table:style-name="ce23" office:value-type="string">
            <text:p>NO 26, NEW TOWN, EMBILIPITIYA</text:p>
          </table:table-cell>
          <table:table-cell table:style-name="ce52" office:value-type="float" office:value="25000">
            <text:p>25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900044437V">
            <text:p>900044437V </text:p>
          </table:table-cell>
          <table:table-cell table:style-name="ce17" office:value-type="string">
            <text:p>ISURU PALIHAWADANA</text:p>
          </table:table-cell>
          <table:table-cell table:style-name="ce17"/>
          <table:table-cell table:style-name="ce22" table:formula="of:=LEFT([.C3];1)&amp;MID([.C3];FIND(&quot; &quot;;[.C3])+1;1)" office:value-type="string" office:string-value="IP">
            <text:p>IP</text:p>
          </table:table-cell>
          <table:table-cell table:style-name="ce22" table:formula="of:=RIGHT([.C3];LEN([.C3])-FIND(&quot; &quot;;[.C3];1))" office:value-type="string" office:string-value="PALIHAWADANA">
            <text:p>PALIHAWADANA</text:p>
          </table:table-cell>
          <table:table-cell table:style-name="ce23" office:value-type="string">
            <text:p>SALES SUPERVIS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O 20/4, <text:s/>ST'JOSPH ROAD</text:p>
          </table:table-cell>
          <table:table-cell table:style-name="ce23" office:value-type="string">
            <text:p><text:s/>KANUWANA</text:p>
          </table:table-cell>
          <table:table-cell table:style-name="ce23" office:value-type="string">
            <text:p><text:s/>JA-ELA</text:p>
          </table:table-cell>
          <table:table-cell table:style-name="ce26" office:value-type="string">
            <text:p>HNB</text:p>
          </table:table-cell>
          <table:table-cell table:style-name="ce28" table:number-columns-repeated="3"/>
          <table:table-cell table:style-name="ce32" office:value-type="string">
            <text:p>087020037437</text:p>
          </table:table-cell>
          <table:table-cell table:style-name="ce23" office:value-type="string">
            <text:p>NO 20/4, ST'JOSPH ROAD, KANUWANA, JA-ELA</text:p>
          </table:table-cell>
          <table:table-cell table:style-name="ce52" office:value-type="float" office:value="25000">
            <text:p>25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901423393V">
            <text:p>901423393V </text:p>
          </table:table-cell>
          <table:table-cell table:style-name="ce17" office:value-type="string">
            <text:p>SHASHIKA BULUGAHAHENA</text:p>
          </table:table-cell>
          <table:table-cell table:style-name="ce17"/>
          <table:table-cell table:style-name="ce22" table:formula="of:=LEFT([.C4];1)&amp;MID([.C4];FIND(&quot; &quot;;[.C4])+1;1)" office:value-type="string" office:string-value="SB">
            <text:p>SB</text:p>
          </table:table-cell>
          <table:table-cell table:style-name="ce22" table:formula="of:=RIGHT([.C4];LEN([.C4])-FIND(&quot; &quot;;[.C4];1))" office:value-type="string" office:string-value="BULUGAHAHENA">
            <text:p>BULUGAHAHENA</text:p>
          </table:table-cell>
          <table:table-cell table:style-name="ce23" office:value-type="string">
            <text:p>SALES SUPERVIS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O 7, <text:s/>MAWATHA 3</text:p>
          </table:table-cell>
          <table:table-cell table:style-name="ce23" office:value-type="string">
            <text:p><text:s/>ARUPPOLA</text:p>
          </table:table-cell>
          <table:table-cell table:style-name="ce23" office:value-type="string">
            <text:p><text:s/>KANDY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2" office:value-type="float" office:value="8500031692">
            <text:p>8500031692</text:p>
          </table:table-cell>
          <table:table-cell table:style-name="ce23" office:value-type="string">
            <text:p>NO 7, MAWATHA 3, ARUPPOLA, KANDY</text:p>
          </table:table-cell>
          <table:table-cell table:style-name="ce52" office:value-type="float" office:value="25000">
            <text:p>25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820664140V">
            <text:p>820664140V </text:p>
          </table:table-cell>
          <table:table-cell table:style-name="ce17" office:value-type="string">
            <text:p>R P NANDANASIRI</text:p>
          </table:table-cell>
          <table:table-cell table:style-name="ce17"/>
          <table:table-cell table:style-name="ce22" table:formula="of:=LEFT([.C5];1)&amp;MID([.C5];FIND(&quot; &quot;;[.C5])+1;1)" office:value-type="string" office:string-value="RP">
            <text:p>RP</text:p>
          </table:table-cell>
          <table:table-cell table:style-name="ce22" table:formula="of:=RIGHT([.C5];LEN([.C5])-FIND(&quot; &quot;;[.C5];1))" office:value-type="string" office:string-value="P NANDANASIRI">
            <text:p>P NANDANASIRI</text:p>
          </table:table-cell>
          <table:table-cell table:style-name="ce24" office:value-type="string">
            <text:p>SUPERVISOR COLOMBO REGION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O 140/5, <text:s/>KOPIYA WATTA</text:p>
          </table:table-cell>
          <table:table-cell table:style-name="ce24" office:value-type="string">
            <text:p><text:s/>KADAWATHA</text:p>
          </table:table-cell>
          <table:table-cell table:style-name="ce24"/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2" office:value-type="float" office:value="8810025002">
            <text:p>8810025002</text:p>
          </table:table-cell>
          <table:table-cell table:style-name="ce23" office:value-type="string">
            <text:p>NO 140/5, KOPIYA WATTA, KADAWATHA</text:p>
          </table:table-cell>
          <table:table-cell table:style-name="ce52" office:value-type="float" office:value="20000">
            <text:p>20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821020689V">
            <text:p>821020689V </text:p>
          </table:table-cell>
          <table:table-cell table:style-name="ce17" office:value-type="string">
            <text:p>SRIYAN MAWALAGE</text:p>
          </table:table-cell>
          <table:table-cell table:style-name="ce17"/>
          <table:table-cell table:style-name="ce22" table:formula="of:=LEFT([.C6];1)&amp;MID([.C6];FIND(&quot; &quot;;[.C6])+1;1)" office:value-type="string" office:string-value="SM">
            <text:p>SM</text:p>
          </table:table-cell>
          <table:table-cell table:style-name="ce22" table:formula="of:=RIGHT([.C6];LEN([.C6])-FIND(&quot; &quot;;[.C6];1))" office:value-type="string" office:string-value="MAWALAGE">
            <text:p>MAWALAGE</text:p>
          </table:table-cell>
          <table:table-cell table:style-name="ce24" office:value-type="string">
            <text:p>PROJECT CORDINAT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O 29, <text:s/>ALWIS TOWN</text:p>
          </table:table-cell>
          <table:table-cell table:style-name="ce24" office:value-type="string">
            <text:p><text:s/>HENDALA</text:p>
          </table:table-cell>
          <table:table-cell table:style-name="ce24" office:value-type="string">
            <text:p><text:s/>WATTALA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2" office:value-type="float" office:value="8020039516">
            <text:p>8020039516</text:p>
          </table:table-cell>
          <table:table-cell table:style-name="ce24" office:value-type="string">
            <text:p>NO 29, ALWIS TOWN, HENDALA, WATTALA</text:p>
          </table:table-cell>
          <table:table-cell table:style-name="ce52" office:value-type="float" office:value="20000">
            <text:p>20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915373003V">
            <text:p>915373003V </text:p>
          </table:table-cell>
          <table:table-cell table:style-name="ce17" office:value-type="string">
            <text:p>D.I.M. RAVIHARI BANDARA</text:p>
          </table:table-cell>
          <table:table-cell table:style-name="ce17"/>
          <table:table-cell table:style-name="ce22" table:formula="of:=LEFT([.C7];1)&amp;MID([.C7];FIND(&quot; &quot;;[.C7])+1;1)" office:value-type="string" office:string-value="DR">
            <text:p>DR</text:p>
          </table:table-cell>
          <table:table-cell table:style-name="ce22" table:formula="of:=RIGHT([.C7];LEN([.C7])-FIND(&quot; &quot;;[.C7];1))" office:value-type="string" office:string-value="RAVIHARI BANDARA">
            <text:p>RAVIHARI BANDARA</text:p>
          </table:table-cell>
          <table:table-cell table:style-name="ce25" office:value-type="string">
            <text:p>ASST. COORD-SPECIAL PROJECTS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O 222/6, <text:s/>MAWALLA ROAD</text:p>
          </table:table-cell>
          <table:table-cell table:style-name="ce25" office:value-type="string">
            <text:p><text:s/>PETHTHIYAGODA</text:p>
          </table:table-cell>
          <table:table-cell table:style-name="ce25" office:value-type="string">
            <text:p><text:s/>KALANIYA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3" office:value-type="float" office:value="8690047336">
            <text:p>8690047336</text:p>
          </table:table-cell>
          <table:table-cell table:style-name="ce24" office:value-type="string">
            <text:p>NO 222/6, MAWALLA ROAD, PETHTHIYAGODA, KALANIYA</text:p>
          </table:table-cell>
          <table:table-cell table:style-name="ce52" office:value-type="float" office:value="15000">
            <text:p>15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831191040V">
            <text:p>831191040V </text:p>
          </table:table-cell>
          <table:table-cell table:style-name="ce17" office:value-type="string">
            <text:p>DANUSHKA SIRIWARDENA</text:p>
          </table:table-cell>
          <table:table-cell table:style-name="ce17"/>
          <table:table-cell table:style-name="ce22" table:formula="of:=LEFT([.C8];1)&amp;MID([.C8];FIND(&quot; &quot;;[.C8])+1;1)" office:value-type="string" office:string-value="DS">
            <text:p>DS</text:p>
          </table:table-cell>
          <table:table-cell table:style-name="ce22" table:formula="of:=RIGHT([.C8];LEN([.C8])-FIND(&quot; &quot;;[.C8];1))" office:value-type="string" office:string-value="SIRIWARDENA">
            <text:p>SIRIWARDENA</text:p>
          </table:table-cell>
          <table:table-cell table:style-name="ce25" office:value-type="string">
            <text:p>SALES SUPERVISOR-CENTRAL REG.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ISANSALA KOHUKUMBURA, <text:s/>NANNAPURAWA</text:p>
          </table:table-cell>
          <table:table-cell table:style-name="ce25" office:value-type="string">
            <text:p>BIBILE</text:p>
          </table:table-cell>
          <table:table-cell table:style-name="ce25"/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3" office:value-type="float" office:value="8040080553">
            <text:p>8040080553</text:p>
          </table:table-cell>
          <table:table-cell table:style-name="ce30" office:value-type="string">
            <text:p>NISANSALA KOHUKUMBURA, NANNAPURAWA,BIBILE</text:p>
          </table:table-cell>
          <table:table-cell table:style-name="ce52" office:value-type="float" office:value="20000">
            <text:p>20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921700695V">
            <text:p>921700695V </text:p>
          </table:table-cell>
          <table:table-cell table:style-name="ce17" office:value-type="string">
            <text:p>CHINTHAKA WICKREMASINGHE</text:p>
          </table:table-cell>
          <table:table-cell table:style-name="ce17"/>
          <table:table-cell table:style-name="ce22" table:formula="of:=LEFT([.C9];1)&amp;MID([.C9];FIND(&quot; &quot;;[.C9])+1;1)" office:value-type="string" office:string-value="CW">
            <text:p>CW</text:p>
          </table:table-cell>
          <table:table-cell table:style-name="ce22" table:formula="of:=RIGHT([.C9];LEN([.C9])-FIND(&quot; &quot;;[.C9];1))" office:value-type="string" office:string-value="WICKREMASINGHE">
            <text:p>WICKREMASINGHE</text:p>
          </table:table-cell>
          <table:table-cell table:style-name="ce25" office:value-type="string">
            <text:p>IT COORDINAT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CS WICKRAMASINGHE SARANGA, <text:s/>KIRINDA</text:p>
          </table:table-cell>
          <table:table-cell table:style-name="ce25" office:value-type="string">
            <text:p><text:s/>PUHULWELLA</text:p>
          </table:table-cell>
          <table:table-cell table:style-name="ce25"/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3" office:value-type="float" office:value="8104014757">
            <text:p>8104014757</text:p>
          </table:table-cell>
          <table:table-cell table:style-name="ce23" office:value-type="string">
            <text:p>CS WICKRAMASINGHE SARANGA, KIRINDA, PUHULWELLA</text:p>
          </table:table-cell>
          <table:table-cell table:style-name="ce52" office:value-type="float" office:value="15000">
            <text:p>15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653451075V">
            <text:p>653451075V </text:p>
          </table:table-cell>
          <table:table-cell table:style-name="ce17" office:value-type="string">
            <text:p>A M K AJITH PRIYALAL</text:p>
          </table:table-cell>
          <table:table-cell table:style-name="ce17"/>
          <table:table-cell table:style-name="ce22" table:formula="of:=LEFT([.C10];1)&amp;MID([.C10];FIND(&quot; &quot;;[.C10])+1;1)" office:value-type="string" office:string-value="AM">
            <text:p>AM</text:p>
          </table:table-cell>
          <table:table-cell table:style-name="ce22" table:formula="of:=RIGHT([.C10];LEN([.C10])-FIND(&quot; &quot;;[.C10];1))" office:value-type="string" office:string-value="M K AJITH PRIYALAL">
            <text:p>M K AJITH PRIYALAL</text:p>
          </table:table-cell>
          <table:table-cell table:style-name="ce25" office:value-type="string">
            <text:p>OFFICE ASSISTANT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, </text:p>
          </table:table-cell>
          <table:table-cell table:style-name="ce25" table:number-columns-repeated="2"/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4" office:value-type="string">
            <text:p>831-0018682</text:p>
          </table:table-cell>
          <table:table-cell table:style-name="ce23"/>
          <table:table-cell table:style-name="ce52" office:value-type="float" office:value="15000">
            <text:p>15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3" office:value-type="string" office:string-value="820955544V">
            <text:p>820955544V </text:p>
          </table:table-cell>
          <table:table-cell table:style-name="ce17" office:value-type="string">
            <text:p>S SIVARUBAN</text:p>
          </table:table-cell>
          <table:table-cell table:style-name="ce17"/>
          <table:table-cell table:style-name="ce22" table:formula="of:=LEFT([.C11];1)&amp;MID([.C11];FIND(&quot; &quot;;[.C11])+1;1)" office:value-type="string" office:string-value="SS">
            <text:p>SS</text:p>
          </table:table-cell>
          <table:table-cell table:style-name="ce22" table:formula="of:=RIGHT([.C11];LEN([.C11])-FIND(&quot; &quot;;[.C11];1))" office:value-type="string" office:string-value="SIVARUBAN">
            <text:p>SIVARUBAN</text:p>
          </table:table-cell>
          <table:table-cell table:style-name="ce25" office:value-type="string">
            <text:p>SUPERVISOR-NORTH CENTRAL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O 30/1, <text:s/>MOORTHAVINAYAKA KOVIL</text:p>
          </table:table-cell>
          <table:table-cell table:style-name="ce25" office:value-type="string">
            <text:p>2ND LANE</text:p>
          </table:table-cell>
          <table:table-cell table:style-name="ce25" office:value-type="string">
            <text:p>NALLUR JAFFNA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3" office:value-type="string">
            <text:p>8127000207</text:p>
          </table:table-cell>
          <table:table-cell table:style-name="ce24" office:value-type="string">
            <text:p>NO 30/1, MOORTHAVINAYAKA KOVIL,2ND LANE,NALLUR JAFFNA</text:p>
          </table:table-cell>
          <table:table-cell table:style-name="ce52" office:value-type="float" office:value="20000">
            <text:p>20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906351374V">
            <text:p>906351374V </text:p>
          </table:table-cell>
          <table:table-cell table:style-name="ce18" office:value-type="string">
            <text:p>SHAMILA P. AMARASINGHE</text:p>
          </table:table-cell>
          <table:table-cell table:style-name="ce18"/>
          <table:table-cell table:style-name="ce22" table:formula="of:=LEFT([.C12];1)&amp;MID([.C12];FIND(&quot; &quot;;[.C12])+1;1)" office:value-type="string" office:string-value="SP">
            <text:p>SP</text:p>
          </table:table-cell>
          <table:table-cell table:style-name="ce22" table:formula="of:=RIGHT([.C12];LEN([.C12])-FIND(&quot; &quot;;[.C12];1))" office:value-type="string" office:string-value="P. AMARASINGHE">
            <text:p>P. AMARASINGHE</text:p>
          </table:table-cell>
          <table:table-cell table:style-name="ce23" office:value-type="string">
            <text:p>SALES ASSISTANT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<text:s/>NO. 173, <text:s/>DELGAHAWATTA ROAD</text:p>
          </table:table-cell>
          <table:table-cell table:style-name="ce23" office:value-type="string">
            <text:p><text:s/>MULLERIYAWA</text:p>
          </table:table-cell>
          <table:table-cell table:style-name="ce23" office:value-type="string">
            <text:p><text:s/>NEW TOWN. 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3" office:value-type="float" office:value="8119020211">
            <text:p>8119020211</text:p>
          </table:table-cell>
          <table:table-cell table:style-name="ce39" office:value-type="string" office:string-value="NO. 173, DELGAHAWATTA ROAD, MULLERIYAWA, NEW TOWN.">
            <text:p>NO. 173, DELGAHAWATTA ROAD, MULLERIYAWA, NEW TOWN. </text:p>
          </table:table-cell>
          <table:table-cell table:style-name="ce52" office:value-type="float" office:value="12000">
            <text:p>12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917320306V">
            <text:p>917320306V </text:p>
          </table:table-cell>
          <table:table-cell table:style-name="ce18" office:value-type="string">
            <text:p>RANDIMA LAKMINI PERERA</text:p>
          </table:table-cell>
          <table:table-cell table:style-name="ce18"/>
          <table:table-cell table:style-name="ce22" table:formula="of:=LEFT([.C13];1)&amp;MID([.C13];FIND(&quot; &quot;;[.C13])+1;1)" office:value-type="string" office:string-value="RL">
            <text:p>RL</text:p>
          </table:table-cell>
          <table:table-cell table:style-name="ce22" table:formula="of:=RIGHT([.C13];LEN([.C13])-FIND(&quot; &quot;;[.C13];1))" office:value-type="string" office:string-value="LAKMINI PERERA">
            <text:p>LAKMINI PERERA</text:p>
          </table:table-cell>
          <table:table-cell table:style-name="ce24" office:value-type="string">
            <text:p>ASSISTANT COORDINAT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O 109/33, <text:s/>GARANDPASS ROAD</text:p>
          </table:table-cell>
          <table:table-cell table:style-name="ce24" office:value-type="string">
            <text:p><text:s/>COLOMBO - 14</text:p>
          </table:table-cell>
          <table:table-cell table:style-name="ce24"/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3" office:value-type="float" office:value="8170012322">
            <text:p>8170012322</text:p>
          </table:table-cell>
          <table:table-cell table:style-name="ce24" office:value-type="string">
            <text:p>NO 109/33, GARANDPASS ROAD, COLOMBO - 14</text:p>
          </table:table-cell>
          <table:table-cell table:style-name="ce52" office:value-type="float" office:value="15000">
            <text:p>15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812670077V">
            <text:p>812670077V </text:p>
          </table:table-cell>
          <table:table-cell table:style-name="ce17" office:value-type="string">
            <text:p>IFZAL CADER</text:p>
          </table:table-cell>
          <table:table-cell table:style-name="ce17"/>
          <table:table-cell table:style-name="ce22" table:formula="of:=LEFT([.C14];1)&amp;MID([.C14];FIND(&quot; &quot;;[.C14])+1;1)" office:value-type="string" office:string-value="IC">
            <text:p>IC</text:p>
          </table:table-cell>
          <table:table-cell table:style-name="ce22" table:formula="of:=RIGHT([.C14];LEN([.C14])-FIND(&quot; &quot;;[.C14];1))" office:value-type="string" office:string-value="CADER">
            <text:p>CADER</text:p>
          </table:table-cell>
          <table:table-cell table:style-name="ce24" office:value-type="string">
            <text:p>SALES SUPERVISOR-COLOMBO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1K 1/1, <text:s/>CHARLES PLACE</text:p>
          </table:table-cell>
          <table:table-cell table:style-name="ce24" office:value-type="string">
            <text:p>DEHIWALA</text:p>
          </table:table-cell>
          <table:table-cell table:style-name="ce24"/>
          <table:table-cell table:style-name="ce26" office:value-type="string">
            <text:p>SEY</text:p>
          </table:table-cell>
          <table:table-cell table:style-name="ce28" table:number-columns-repeated="3"/>
          <table:table-cell table:style-name="ce32" office:value-type="string">
            <text:p>0140-01862341-101</text:p>
          </table:table-cell>
          <table:table-cell table:style-name="ce24" office:value-type="string">
            <text:p>1K 1/1, CHARLES PLACE,DEHIWALA</text:p>
          </table:table-cell>
          <table:table-cell table:style-name="ce52" office:value-type="float" office:value="25000">
            <text:p>25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915200702V">
            <text:p>915200702V </text:p>
          </table:table-cell>
          <table:table-cell table:style-name="ce17" office:value-type="string">
            <text:p>DILHARA P PERERA</text:p>
          </table:table-cell>
          <table:table-cell table:style-name="ce17"/>
          <table:table-cell table:style-name="ce22" table:formula="of:=LEFT([.C15];1)&amp;MID([.C15];FIND(&quot; &quot;;[.C15])+1;1)" office:value-type="string" office:string-value="DP">
            <text:p>DP</text:p>
          </table:table-cell>
          <table:table-cell table:style-name="ce22" table:formula="of:=RIGHT([.C15];LEN([.C15])-FIND(&quot; &quot;;[.C15];1))" office:value-type="string" office:string-value="P PERERA">
            <text:p>P PERERA</text:p>
          </table:table-cell>
          <table:table-cell table:style-name="ce24" office:value-type="string">
            <text:p>SUPERVISOR - SPECIAL PROJECT 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<text:s/>C/O D GUNARATNA, <text:s/>NO. 154/30</text:p>
          </table:table-cell>
          <table:table-cell table:style-name="ce24" office:value-type="string">
            <text:p><text:s/>HILL STREET</text:p>
          </table:table-cell>
          <table:table-cell table:style-name="ce24" office:value-type="string">
            <text:p><text:s/>DEHIWALA. 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5" office:value-type="string" office:string-value="816 0027101">
            <text:p>816 0027101 </text:p>
          </table:table-cell>
          <table:table-cell table:style-name="ce39" office:value-type="string" office:string-value="C/O D GUNARATNA, NO. 154/30, HILL STREET, DEHIWALA.">
            <text:p>C/O D GUNARATNA, NO. 154/30, HILL STREET, DEHIWALA. </text:p>
          </table:table-cell>
          <table:table-cell table:style-name="ce52" office:value-type="float" office:value="15000">
            <text:p>15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873112883V">
            <text:p>873112883V </text:p>
          </table:table-cell>
          <table:table-cell table:style-name="ce17" office:value-type="string">
            <text:p>L T AJITH KUMARA</text:p>
          </table:table-cell>
          <table:table-cell table:style-name="ce17"/>
          <table:table-cell table:style-name="ce22" table:formula="of:=LEFT([.C16];1)&amp;MID([.C16];FIND(&quot; &quot;;[.C16])+1;1)" office:value-type="string" office:string-value="LT">
            <text:p>LT</text:p>
          </table:table-cell>
          <table:table-cell table:style-name="ce22" table:formula="of:=RIGHT([.C16];LEN([.C16])-FIND(&quot; &quot;;[.C16];1))" office:value-type="string" office:string-value="T AJITH KUMARA">
            <text:p>T AJITH KUMARA</text:p>
          </table:table-cell>
          <table:table-cell table:style-name="ce24" office:value-type="string">
            <text:p>STORES ASSISTANT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<text:s/>NO. 41/1, <text:s/>TANNAGAMA</text:p>
          </table:table-cell>
          <table:table-cell table:style-name="ce24" office:value-type="string">
            <text:p><text:s/>AMBEPUSSA. </text:p>
          </table:table-cell>
          <table:table-cell table:style-name="ce24"/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5" office:value-type="string" office:string-value="802 0024742">
            <text:p>802 0024742 </text:p>
          </table:table-cell>
          <table:table-cell table:style-name="ce39" office:value-type="string" office:string-value="NO. 41/1, TANNAGAMA, AMBEPUSSA.">
            <text:p>NO. 41/1, TANNAGAMA, AMBEPUSSA. </text:p>
          </table:table-cell>
          <table:table-cell table:style-name="ce52" office:value-type="float" office:value="15000">
            <text:p>15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926262408V">
            <text:p>926262408V </text:p>
          </table:table-cell>
          <table:table-cell table:style-name="ce17" office:value-type="string">
            <text:p>J.D.V.Y. RANASINGHE</text:p>
          </table:table-cell>
          <table:table-cell table:style-name="ce17"/>
          <table:table-cell table:style-name="ce22" table:formula="of:=LEFT([.C17];1)&amp;MID([.C17];FIND(&quot; &quot;;[.C17])+1;1)" office:value-type="string" office:string-value="JR">
            <text:p>JR</text:p>
          </table:table-cell>
          <table:table-cell table:style-name="ce22" table:formula="of:=RIGHT([.C17];LEN([.C17])-FIND(&quot; &quot;;[.C17];1))" office:value-type="string" office:string-value="RANASINGHE">
            <text:p>RANASINGHE</text:p>
          </table:table-cell>
          <table:table-cell table:style-name="ce25" office:value-type="string">
            <text:p>OUTBOUND CALL CENTER EXECUTIVE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<text:s/>NO. 136/7 A, <text:s/>MAHABODHI MAWATHA</text:p>
          </table:table-cell>
          <table:table-cell table:style-name="ce25" office:value-type="string">
            <text:p><text:s/>MAHARA</text:p>
          </table:table-cell>
          <table:table-cell table:style-name="ce25" office:value-type="string">
            <text:p><text:s/>KADAWATHA. 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2" office:value-type="string">
            <text:p>8170012475</text:p>
          </table:table-cell>
          <table:table-cell table:style-name="ce39" office:value-type="string" office:string-value="NO. 136/7 A, MAHABODHI MAWATHA, MAHARA, KADAWATHA.">
            <text:p>NO. 136/7 A, MAHABODHI MAWATHA, MAHARA, KADAWATHA. </text:p>
          </table:table-cell>
          <table:table-cell table:style-name="ce52" office:value-type="float" office:value="10000">
            <text:p>10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935031710V">
            <text:p>935031710V </text:p>
          </table:table-cell>
          <table:table-cell table:style-name="ce17" office:value-type="string">
            <text:p>E M N N BALASOORIA</text:p>
          </table:table-cell>
          <table:table-cell table:style-name="ce17"/>
          <table:table-cell table:style-name="ce22" table:formula="of:=LEFT([.C18];1)&amp;MID([.C18];FIND(&quot; &quot;;[.C18])+1;1)" office:value-type="string" office:string-value="EM">
            <text:p>EM</text:p>
          </table:table-cell>
          <table:table-cell table:style-name="ce22" table:formula="of:=RIGHT([.C18];LEN([.C18])-FIND(&quot; &quot;;[.C18];1))" office:value-type="string" office:string-value="M N N BALASOORIA">
            <text:p>M N N BALASOORIA</text:p>
          </table:table-cell>
          <table:table-cell table:style-name="ce24" office:value-type="string">
            <text:p>CALL PROJECT ASSISTANT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<text:s/>NO. 330/G 1, <text:s/>JATHIKA MAHAL NIWASA</text:p>
          </table:table-cell>
          <table:table-cell table:style-name="ce24" office:value-type="string">
            <text:p><text:s/>SERPENTINE ROAD</text:p>
          </table:table-cell>
          <table:table-cell table:style-name="ce24" office:value-type="string">
            <text:p><text:s/>BORELLA. 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2" office:value-type="string">
            <text:p>8106020200</text:p>
          </table:table-cell>
          <table:table-cell table:style-name="ce39" office:value-type="string" office:string-value="NO. 330/G 1, JATHIKA MAHAL NIWASA, SERPENTINE ROAD, BORELLA.">
            <text:p>NO. 330/G 1, JATHIKA MAHAL NIWASA, SERPENTINE ROAD, BORELLA. </text:p>
          </table:table-cell>
          <table:table-cell table:style-name="ce52" office:value-type="float" office:value="10000">
            <text:p>10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898411605V">
            <text:p>898411605V </text:p>
          </table:table-cell>
          <table:table-cell table:style-name="ce17" office:value-type="string">
            <text:p>W.S.S.PERERA</text:p>
          </table:table-cell>
          <table:table-cell table:style-name="ce17"/>
          <table:table-cell table:style-name="ce22" table:formula="of:=LEFT([.C19];1)&amp;MID([.C19];FIND(&quot;.&quot;;[.C19])+1;1)" office:value-type="string" office:string-value="WS">
            <text:p>WS</text:p>
          </table:table-cell>
          <table:table-cell table:style-name="ce22" table:formula="of:=RIGHT([.C19];LEN([.C19])-FIND(&quot;.&quot;;[.C19];1))" office:value-type="string" office:string-value="S.S.PERERA">
            <text:p>S.S.PERERA</text:p>
          </table:table-cell>
          <table:table-cell table:style-name="ce25" office:value-type="string">
            <text:p>CALL PROJECT ASSISTANT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GALLINDA GAWA WATTA, KAPUGAMA</text:p>
          </table:table-cell>
          <table:table-cell table:style-name="ce25" office:value-type="string">
            <text:p>DONDRA</text:p>
          </table:table-cell>
          <table:table-cell table:style-name="ce25" office:value-type="string">
            <text:p>MATARA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2" office:value-type="string">
            <text:p>8222002146</text:p>
          </table:table-cell>
          <table:table-cell table:style-name="ce23" office:value-type="string">
            <text:p>GALLINDA GAWA WATTA,KAPUGAMA,DONDRA,MATARA</text:p>
          </table:table-cell>
          <table:table-cell table:style-name="ce52" office:value-type="float" office:value="10000">
            <text:p>10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3" office:value-type="string" office:string-value="816210470V">
            <text:p>816210470V </text:p>
          </table:table-cell>
          <table:table-cell table:style-name="ce17" office:value-type="string">
            <text:p>M S KUMARI</text:p>
          </table:table-cell>
          <table:table-cell table:style-name="ce17"/>
          <table:table-cell table:style-name="ce22" table:formula="of:=LEFT([.C20];1)&amp;MID([.C20];FIND(&quot; &quot;;[.C20])+1;1)" office:value-type="string" office:string-value="MS">
            <text:p>MS</text:p>
          </table:table-cell>
          <table:table-cell table:style-name="ce22" table:formula="of:=RIGHT([.C20];LEN([.C20])-FIND(&quot; &quot;;[.C20];1))" office:value-type="string" office:string-value="S KUMARI">
            <text:p>S KUMARI</text:p>
          </table:table-cell>
          <table:table-cell table:style-name="ce25" office:value-type="string">
            <text:p>CALL PROJECT ASSISTANT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<text:s/>NO. 978/1, <text:s/>WICKRAMASINGHE MAWATHA</text:p>
          </table:table-cell>
          <table:table-cell table:style-name="ce25" office:value-type="string">
            <text:p><text:s/>ETHUL KOTTE</text:p>
          </table:table-cell>
          <table:table-cell table:style-name="ce25" office:value-type="string">
            <text:p><text:s/>KOTTE. 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2" office:value-type="string">
            <text:p>8170012027</text:p>
          </table:table-cell>
          <table:table-cell table:style-name="ce48" office:value-type="string" office:string-value="NO. 978/1, WICKRAMASINGHE MAWATHA, ETHUL KOTTE, KOTTE.">
            <text:p>NO. 978/1, WICKRAMASINGHE MAWATHA, ETHUL KOTTE, KOTTE. </text:p>
          </table:table-cell>
          <table:table-cell table:style-name="ce52" office:value-type="float" office:value="10000">
            <text:p>10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888211020V">
            <text:p>888211020V </text:p>
          </table:table-cell>
          <table:table-cell table:style-name="ce17" office:value-type="string">
            <text:p>P S N PEIRIS</text:p>
          </table:table-cell>
          <table:table-cell table:style-name="ce17"/>
          <table:table-cell table:style-name="ce22" table:formula="of:=LEFT([.C21];1)&amp;MID([.C21];FIND(&quot; &quot;;[.C21])+1;1)" office:value-type="string" office:string-value="PS">
            <text:p>PS</text:p>
          </table:table-cell>
          <table:table-cell table:style-name="ce22" table:formula="of:=RIGHT([.C21];LEN([.C21])-FIND(&quot; &quot;;[.C21];1))" office:value-type="string" office:string-value="S N PEIRIS">
            <text:p>S N PEIRIS</text:p>
          </table:table-cell>
          <table:table-cell table:style-name="ce24" office:value-type="string">
            <text:p>CALL PROJECT ASSISTANT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<text:s/>NO. 5/7 B, <text:s/>SRIJINA MAWATHA</text:p>
          </table:table-cell>
          <table:table-cell table:style-name="ce24" office:value-type="string">
            <text:p><text:s/>KESELWATTA</text:p>
          </table:table-cell>
          <table:table-cell table:style-name="ce24" office:value-type="string">
            <text:p><text:s/>PANADURA. 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5" office:value-type="string" office:string-value="811 4023888">
            <text:p>811 4023888 </text:p>
          </table:table-cell>
          <table:table-cell table:style-name="ce39" office:value-type="string" office:string-value="NO. 5/7 B, SRIJINA MAWATHA, KESELWATTA, PANADURA.">
            <text:p>NO. 5/7 B, SRIJINA MAWATHA, KESELWATTA, PANADURA. </text:p>
          </table:table-cell>
          <table:table-cell table:style-name="ce52" office:value-type="float" office:value="10000">
            <text:p>10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2" office:value-type="string" office:string-value="821103339V">
            <text:p>821103339V </text:p>
          </table:table-cell>
          <table:table-cell table:style-name="ce17" office:value-type="string">
            <text:p>P G U GAYAN GUNASINGHE</text:p>
          </table:table-cell>
          <table:table-cell table:style-name="ce17"/>
          <table:table-cell table:style-name="ce22" table:formula="of:=LEFT([.C22];1)&amp;MID([.C22];FIND(&quot; &quot;;[.C22])+1;1)" office:value-type="string" office:string-value="PG">
            <text:p>PG</text:p>
          </table:table-cell>
          <table:table-cell table:style-name="ce22" table:formula="of:=RIGHT([.C22];LEN([.C22])-FIND(&quot; &quot;;[.C22];1))" office:value-type="string" office:string-value="G U GAYAN GUNASINGHE">
            <text:p>G U GAYAN GUNASINGHE</text:p>
          </table:table-cell>
          <table:table-cell table:style-name="ce24" office:value-type="string">
            <text:p>SALES SUPERVISOR - EAST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<text:s/>NO. 42/2, <text:s/>MABERIYA JUNCTION</text:p>
          </table:table-cell>
          <table:table-cell table:style-name="ce24" office:value-type="string">
            <text:p><text:s/>TELDENIYA</text:p>
          </table:table-cell>
          <table:table-cell table:style-name="ce24" office:value-type="string">
            <text:p><text:s/>KANDY. </text:p>
          </table:table-cell>
          <table:table-cell table:style-name="ce26" office:value-type="string">
            <text:p>COM</text:p>
          </table:table-cell>
          <table:table-cell table:style-name="ce28" table:number-columns-repeated="3"/>
          <table:table-cell table:style-name="ce35" office:value-type="string" office:string-value="814 0900439">
            <text:p>814 0900439 </text:p>
          </table:table-cell>
          <table:table-cell table:style-name="ce39" office:value-type="string" office:string-value="NO. 42/2, MABERIYA JUNCTION, TELDENIYA, KANDY.">
            <text:p>NO. 42/2, MABERIYA JUNCTION, TELDENIYA, KANDY. </text:p>
          </table:table-cell>
          <table:table-cell table:style-name="ce52" office:value-type="float" office:value="20000">
            <text:p>20000.00</text:p>
          </table:table-cell>
          <table:table-cell table:style-name="ce54"/>
          <table:table-cell table:number-columns-repeated="1005"/>
        </table:table-row>
        <table:table-row table:style-name="ro9">
          <table:table-cell table:style-name="ce10"/>
          <table:table-cell table:style-name="ce14" office:value-type="string">
            <text:p>722063538V</text:p>
          </table:table-cell>
          <table:table-cell table:style-name="ce19" office:value-type="string">
            <text:p>S.H.T.BUDDIKA</text:p>
          </table:table-cell>
          <table:table-cell table:style-name="ce19"/>
          <table:table-cell table:style-name="ce22" table:formula="of:=LEFT([.C23];1)&amp;MID([.C23];FIND(&quot;.&quot;;[.C23])+1;1)" office:value-type="string" office:string-value="SH">
            <text:p>SH</text:p>
          </table:table-cell>
          <table:table-cell table:style-name="ce22" table:formula="of:=RIGHT([.C23];LEN([.C23])-FIND(&quot;.&quot;;[.C23];1))" office:value-type="string" office:string-value="H.T.BUDDIKA">
            <text:p>H.T.BUDDIKA</text:p>
          </table:table-cell>
          <table:table-cell table:style-name="ce24" office:value-type="string">
            <text:p>SALES SUPERVIS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1187, 11 STAGE</text:p>
          </table:table-cell>
          <table:table-cell table:style-name="ce24" office:value-type="string">
            <text:p>ANURADAPURA</text:p>
          </table:table-cell>
          <table:table-cell table:style-name="ce24"/>
          <table:table-cell table:style-name="ce14" office:value-type="string">
            <text:p>COM</text:p>
          </table:table-cell>
          <table:table-cell table:style-name="ce29" table:number-columns-repeated="3"/>
          <table:table-cell table:style-name="ce36" office:value-type="string">
            <text:p>8530026417</text:p>
          </table:table-cell>
          <table:table-cell table:style-name="ce49" office:value-type="string">
            <text:p>1187,11 STAGE,ANURADAPURA</text:p>
          </table:table-cell>
          <table:table-cell table:style-name="ce52" office:value-type="float" office:value="15000">
            <text:p>15000.00</text:p>
          </table:table-cell>
          <table:table-cell table:number-columns-repeated="1006"/>
        </table:table-row>
        <table:table-row table:style-name="ro9">
          <table:table-cell table:style-name="ce10"/>
          <table:table-cell table:style-name="ce14" office:value-type="string">
            <text:p>792951775V</text:p>
          </table:table-cell>
          <table:table-cell table:style-name="ce19" office:value-type="string">
            <text:p>W.M.S.K.H.WIJESUNDARA</text:p>
          </table:table-cell>
          <table:table-cell table:style-name="ce19"/>
          <table:table-cell table:style-name="ce22" table:formula="of:=LEFT([.C24];1)&amp;MID([.C24];FIND(&quot;.&quot;;[.C24])+1;1)" office:value-type="string" office:string-value="WM">
            <text:p>WM</text:p>
          </table:table-cell>
          <table:table-cell table:style-name="ce22" table:formula="of:=RIGHT([.C24];LEN([.C24])-FIND(&quot;.&quot;;[.C24];1))" office:value-type="string" office:string-value="M.S.K.H.WIJESUNDARA">
            <text:p>M.S.K.H.WIJESUNDARA</text:p>
          </table:table-cell>
          <table:table-cell table:style-name="ce24" office:value-type="string">
            <text:p>SALES SUPERVIS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W.M.HERATH, KARAWWAWA</text:p>
          </table:table-cell>
          <table:table-cell table:style-name="ce24" office:value-type="string">
            <text:p>GOKARALLE</text:p>
          </table:table-cell>
          <table:table-cell table:style-name="ce24"/>
          <table:table-cell table:style-name="ce27" office:value-type="string">
            <text:p>PEO</text:p>
          </table:table-cell>
          <table:table-cell table:style-name="ce30" table:number-columns-repeated="3"/>
          <table:table-cell table:style-name="ce37" office:value-type="string">
            <text:p>207200170012074</text:p>
          </table:table-cell>
          <table:table-cell table:style-name="ce49" office:value-type="string">
            <text:p>W.M.HERATH,KARAWWAWA,GOKARALLE</text:p>
          </table:table-cell>
          <table:table-cell table:style-name="ce52" office:value-type="float" office:value="15000">
            <text:p>15000.00</text:p>
          </table:table-cell>
          <table:table-cell table:number-columns-repeated="1006"/>
        </table:table-row>
        <table:table-row table:style-name="ro9">
          <table:table-cell table:style-name="ce10"/>
          <table:table-cell table:style-name="ce14" office:value-type="string">
            <text:p>721683362V</text:p>
          </table:table-cell>
          <table:table-cell table:style-name="ce19" office:value-type="string">
            <text:p>N.G.A.P.WIJESEKARA</text:p>
          </table:table-cell>
          <table:table-cell table:style-name="ce19"/>
          <table:table-cell table:style-name="ce22" table:formula="of:=LEFT([.C25];1)&amp;MID([.C25];FIND(&quot;.&quot;;[.C25])+1;1)" office:value-type="string" office:string-value="NG">
            <text:p>NG</text:p>
          </table:table-cell>
          <table:table-cell table:style-name="ce22" table:formula="of:=RIGHT([.C25];LEN([.C25])-FIND(&quot;.&quot;;[.C25];1))" office:value-type="string" office:string-value="G.A.P.WIJESEKARA">
            <text:p>G.A.P.WIJESEKARA</text:p>
          </table:table-cell>
          <table:table-cell table:style-name="ce24" office:value-type="string">
            <text:p>SALES SUPERVIS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O:38, THURULIYAGAMA</text:p>
          </table:table-cell>
          <table:table-cell table:style-name="ce24" office:value-type="string">
            <text:p>WELLAWA.</text:p>
          </table:table-cell>
          <table:table-cell table:style-name="ce24"/>
          <table:table-cell table:style-name="ce14" office:value-type="string">
            <text:p>PEO</text:p>
          </table:table-cell>
          <table:table-cell table:style-name="ce29" table:number-columns-repeated="3"/>
          <table:table-cell table:style-name="ce36" office:value-type="string">
            <text:p>334200170036596</text:p>
          </table:table-cell>
          <table:table-cell table:style-name="ce49" office:value-type="string">
            <text:p>NO:38,THURULIYAGAMA,WELLAWA.</text:p>
          </table:table-cell>
          <table:table-cell table:style-name="ce52" office:value-type="float" office:value="15000">
            <text:p>15000.00</text:p>
          </table:table-cell>
          <table:table-cell table:number-columns-repeated="1006"/>
        </table:table-row>
        <table:table-row table:style-name="ro9">
          <table:table-cell table:style-name="ce10"/>
          <table:table-cell table:style-name="ce14" office:value-type="string">
            <text:p>771273009V</text:p>
          </table:table-cell>
          <table:table-cell table:style-name="ce19" office:value-type="string">
            <text:p>A.M.N.W.M.H.P.ATHURUPANA</text:p>
          </table:table-cell>
          <table:table-cell table:style-name="ce19"/>
          <table:table-cell table:style-name="ce22" table:formula="of:=LEFT([.C26];1)&amp;MID([.C26];FIND(&quot;.&quot;;[.C26])+1;1)" office:value-type="string" office:string-value="AM">
            <text:p>AM</text:p>
          </table:table-cell>
          <table:table-cell table:style-name="ce22" table:formula="of:=RIGHT([.C26];LEN([.C26])-FIND(&quot;.&quot;;[.C26];1))" office:value-type="string" office:string-value="M.N.W.M.H.P.ATHURUPANA">
            <text:p>M.N.W.M.H.P.ATHURUPANA</text:p>
          </table:table-cell>
          <table:table-cell table:style-name="ce24" office:value-type="string">
            <text:p>SALES SUPERVIS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THILINAGAMA, AMBANPOLA</text:p>
          </table:table-cell>
          <table:table-cell table:style-name="ce24" office:value-type="string">
            <text:p>MELSIRIPURA.</text:p>
          </table:table-cell>
          <table:table-cell table:style-name="ce24"/>
          <table:table-cell table:style-name="ce14" office:value-type="string">
            <text:p>SAM</text:p>
          </table:table-cell>
          <table:table-cell table:style-name="ce29" table:number-columns-repeated="3"/>
          <table:table-cell table:style-name="ce36" office:value-type="string">
            <text:p>100-6501-20218</text:p>
          </table:table-cell>
          <table:table-cell table:style-name="ce49" office:value-type="string">
            <text:p>THILINAGAMA,AMBANPOLA,MELSIRIPURA.</text:p>
          </table:table-cell>
          <table:table-cell table:style-name="ce52" office:value-type="float" office:value="15000">
            <text:p>15000.00</text:p>
          </table:table-cell>
          <table:table-cell table:number-columns-repeated="1006"/>
        </table:table-row>
        <table:table-row table:style-name="ro9">
          <table:table-cell table:style-name="ce10"/>
          <table:table-cell table:style-name="ce15" office:value-type="string">
            <text:p>801991483V</text:p>
          </table:table-cell>
          <table:table-cell table:style-name="ce19" office:value-type="string">
            <text:p>W.P.SURANGA</text:p>
          </table:table-cell>
          <table:table-cell table:style-name="ce19"/>
          <table:table-cell table:style-name="ce22" table:formula="of:=LEFT([.C27];1)&amp;MID([.C27];FIND(&quot;.&quot;;[.C27])+1;1)" office:value-type="string" office:string-value="WP">
            <text:p>WP</text:p>
          </table:table-cell>
          <table:table-cell table:style-name="ce22" table:formula="of:=RIGHT([.C27];LEN([.C27])-FIND(&quot;.&quot;;[.C27];1))" office:value-type="string" office:string-value="P.SURANGA">
            <text:p>P.SURANGA</text:p>
          </table:table-cell>
          <table:table-cell table:style-name="ce24" office:value-type="string">
            <text:p>SALES SUPERVIS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O 02, WELLAODAYA</text:p>
          </table:table-cell>
          <table:table-cell table:style-name="ce24" office:value-type="string">
            <text:p>RANNA</text:p>
          </table:table-cell>
          <table:table-cell table:style-name="ce24"/>
          <table:table-cell table:style-name="ce15" office:value-type="string">
            <text:p>COM</text:p>
          </table:table-cell>
          <table:table-cell table:style-name="ce31" table:number-columns-repeated="3"/>
          <table:table-cell table:style-name="ce38" office:value-type="float" office:value="8110000430">
            <text:p>8110000430</text:p>
          </table:table-cell>
          <table:table-cell table:style-name="ce50" office:value-type="string">
            <text:p>NO 02,WELLAODAYA,RANNA</text:p>
          </table:table-cell>
          <table:table-cell table:style-name="ce52" office:value-type="float" office:value="15000">
            <text:p>15000.00</text:p>
          </table:table-cell>
          <table:table-cell table:number-columns-repeated="1006"/>
        </table:table-row>
        <table:table-row table:style-name="ro9">
          <table:table-cell table:style-name="ce10"/>
          <table:table-cell table:style-name="ce14" office:value-type="string">
            <text:p>760862754V</text:p>
          </table:table-cell>
          <table:table-cell table:style-name="ce19" office:value-type="string">
            <text:p>S.W.P.A.PRIYANKARA</text:p>
          </table:table-cell>
          <table:table-cell table:style-name="ce19"/>
          <table:table-cell table:style-name="ce22" table:formula="of:=LEFT([.C28];1)&amp;MID([.C28];FIND(&quot;.&quot;;[.C28])+1;1)" office:value-type="string" office:string-value="SW">
            <text:p>SW</text:p>
          </table:table-cell>
          <table:table-cell table:style-name="ce22" table:formula="of:=RIGHT([.C28];LEN([.C28])-FIND(&quot;.&quot;;[.C28];1))" office:value-type="string" office:string-value="W.P.A.PRIYANKARA">
            <text:p>W.P.A.PRIYANKARA</text:p>
          </table:table-cell>
          <table:table-cell table:style-name="ce24" office:value-type="string">
            <text:p>SALES SUPERVIS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111, MAILAPITIYA</text:p>
          </table:table-cell>
          <table:table-cell table:style-name="ce24" office:value-type="string">
            <text:p>KANDY</text:p>
          </table:table-cell>
          <table:table-cell table:style-name="ce24"/>
          <table:table-cell table:style-name="ce14" office:value-type="string">
            <text:p>SEY</text:p>
          </table:table-cell>
          <table:table-cell table:style-name="ce29" table:number-columns-repeated="3"/>
          <table:table-cell table:style-name="ce36" office:value-type="string">
            <text:p>0170-02423763-101</text:p>
          </table:table-cell>
          <table:table-cell table:style-name="ce49" office:value-type="string">
            <text:p>111,MAILAPITIYA,KANDY</text:p>
          </table:table-cell>
          <table:table-cell table:style-name="ce52" office:value-type="float" office:value="15000">
            <text:p>15000.00</text:p>
          </table:table-cell>
          <table:table-cell table:number-columns-repeated="1006"/>
        </table:table-row>
        <table:table-row table:style-name="ro9">
          <table:table-cell table:style-name="ce10"/>
          <table:table-cell table:style-name="ce14" office:value-type="string">
            <text:p>793590628V</text:p>
          </table:table-cell>
          <table:table-cell table:style-name="ce20" office:value-type="string">
            <text:p>L.H.G.U.K.UDAYANGA</text:p>
          </table:table-cell>
          <table:table-cell table:style-name="ce20"/>
          <table:table-cell table:style-name="ce22" table:formula="of:=LEFT([.C29];1)&amp;MID([.C29];FIND(&quot;.&quot;;[.C29])+1;1)" office:value-type="string" office:string-value="LH">
            <text:p>LH</text:p>
          </table:table-cell>
          <table:table-cell table:style-name="ce22" table:formula="of:=RIGHT([.C29];LEN([.C29])-FIND(&quot;.&quot;;[.C29];1))" office:value-type="string" office:string-value="H.G.U.K.UDAYANGA">
            <text:p>H.G.U.K.UDAYANGA</text:p>
          </table:table-cell>
          <table:table-cell table:style-name="ce24" office:value-type="string">
            <text:p>SALES SUPERVISOR</text:p>
          </table:table-cell>
          <table:table-cell table:style-name="ce23" office:value-type="float" office:value="52">
            <text:p>52</text:p>
          </table:table-cell>
          <table:table-cell table:style-name="ce23" office:value-type="string">
            <text:p>NO 118/4, <text:s/>GONIGOLA</text:p>
          </table:table-cell>
          <table:table-cell table:style-name="ce24" office:value-type="string">
            <text:p><text:s/>MEDAWALA</text:p>
          </table:table-cell>
          <table:table-cell table:style-name="ce24"/>
          <table:table-cell table:style-name="ce14" office:value-type="string">
            <text:p>COM</text:p>
          </table:table-cell>
          <table:table-cell table:style-name="ce29" table:number-columns-repeated="3"/>
          <table:table-cell table:style-name="ce36" office:value-type="float" office:value="8040022945">
            <text:p>8040022945</text:p>
          </table:table-cell>
          <table:table-cell table:style-name="ce49" office:value-type="string">
            <text:p>NO 118/4, GONIGOLA, MEDAWALA</text:p>
          </table:table-cell>
          <table:table-cell table:style-name="ce52" office:value-type="float" office:value="15000">
            <text:p>15000.00</text:p>
          </table:table-cell>
          <table:table-cell table:number-columns-repeated="1006"/>
        </table:table-row>
        <table:table-row table:style-name="ro10" table:number-rows-repeated="6550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ermanant" table:style-name="ta2" table:print="false">
        <table:table-column table:style-name="co16" table:default-cell-style-name="Default"/>
        <table:table-column table:style-name="co17" table:default-cell-style-name="ce44"/>
        <table:table-column table:style-name="co8" table:default-cell-style-name="ce47"/>
        <table:table-column table:style-name="co16" table:number-columns-repeated="1021" table:default-cell-style-name="Default"/>
        <table:table-row table:style-name="ro4">
          <table:table-cell/>
          <table:table-cell table:style-name="Default" table:number-columns-repeated="2"/>
          <table:table-cell table:number-columns-repeated="1021"/>
        </table:table-row>
        <table:table-row table:style-name="ro4">
          <table:table-cell/>
          <table:table-cell table:style-name="ce40" office:value-type="string" table:number-columns-spanned="1" table:number-rows-spanned="2">
            <text:p>EMP No</text:p>
          </table:table-cell>
          <table:table-cell table:style-name="ce45" office:value-type="string" table:number-columns-spanned="1" table:number-rows-spanned="2">
            <text:p>Name</text:p>
          </table:table-cell>
          <table:table-cell table:number-columns-repeated="1021"/>
        </table:table-row>
        <table:table-row table:style-name="ro4">
          <table:table-cell/>
          <table:covered-table-cell table:style-name="ce40"/>
          <table:covered-table-cell table:style-name="ce45"/>
          <table:table-cell table:number-columns-repeated="1021"/>
        </table:table-row>
        <table:table-row table:style-name="ro5">
          <table:table-cell/>
          <table:table-cell table:style-name="ce41" office:value-type="float" office:value="425">
            <text:p>425</text:p>
          </table:table-cell>
          <table:table-cell table:style-name="ce41" office:value-type="string">
            <text:p>Sampath Silv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59">
            <text:p>459</text:p>
          </table:table-cell>
          <table:table-cell table:style-name="ce41" office:value-type="string">
            <text:p>Rohitha warnakulasooriy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80">
            <text:p>480</text:p>
          </table:table-cell>
          <table:table-cell table:style-name="ce41" office:value-type="string">
            <text:p>L .K. M .D. R. Bandar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490">
            <text:p>490</text:p>
          </table:table-cell>
          <table:table-cell table:style-name="ce41" office:value-type="string">
            <text:p>Nandana Hewage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571">
            <text:p>571</text:p>
          </table:table-cell>
          <table:table-cell table:style-name="ce41" office:value-type="string">
            <text:p>T.N. Azman</text:p>
          </table:table-cell>
          <table:table-cell table:number-columns-repeated="1021"/>
        </table:table-row>
        <table:table-row table:style-name="ro6">
          <table:table-cell/>
          <table:table-cell table:style-name="ce42" office:value-type="float" office:value="1296">
            <text:p>1296</text:p>
          </table:table-cell>
          <table:table-cell table:style-name="ce41" office:value-type="string">
            <text:p>K.S.R. Perera</text:p>
          </table:table-cell>
          <table:table-cell table:number-columns-repeated="1021"/>
        </table:table-row>
        <table:table-row table:style-name="ro5">
          <table:table-cell/>
          <table:table-cell table:style-name="ce41" office:value-type="float" office:value="1590">
            <text:p>1590</text:p>
          </table:table-cell>
          <table:table-cell table:style-name="ce41" office:value-type="string">
            <text:p>K.G.Dayanath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05">
            <text:p>1605</text:p>
          </table:table-cell>
          <table:table-cell table:style-name="ce46" office:value-type="string">
            <text:p>Lalith Priyantha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19">
            <text:p>1619</text:p>
          </table:table-cell>
          <table:table-cell table:style-name="ce46" office:value-type="string">
            <text:p>Dushan Niwanke Senanayake </text:p>
          </table:table-cell>
          <table:table-cell table:number-columns-repeated="1021"/>
        </table:table-row>
        <table:table-row table:style-name="ro5">
          <table:table-cell/>
          <table:table-cell table:style-name="ce43" office:value-type="float" office:value="1622">
            <text:p>1622</text:p>
          </table:table-cell>
          <table:table-cell table:style-name="ce46" office:value-type="string">
            <text:p>Susiharan Kandasam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621">
            <text:p>1621</text:p>
          </table:table-cell>
          <table:table-cell office:value-type="string">
            <text:p>Thilanka Kariyawasam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62">
            <text:p>1762</text:p>
          </table:table-cell>
          <table:table-cell office:value-type="string">
            <text:p>Ramcy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56">
            <text:p>1756</text:p>
          </table:table-cell>
          <table:table-cell office:value-type="string">
            <text:p>Priyanth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943">
            <text:p>943</text:p>
          </table:table-cell>
          <table:table-cell office:value-type="string">
            <text:p>Reeza Muhuseen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420">
            <text:p>1420</text:p>
          </table:table-cell>
          <table:table-cell office:value-type="string">
            <text:p>Dilum Thalpitiy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783">
            <text:p>1783</text:p>
          </table:table-cell>
          <table:table-cell office:value-type="string">
            <text:p>Lakshan Galabada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538">
            <text:p>1538</text:p>
          </table:table-cell>
          <table:table-cell office:value-type="string">
            <text:p>Theja Thushari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902">
            <text:p>902</text:p>
          </table:table-cell>
          <table:table-cell office:value-type="string">
            <text:p>Chalana Senarath</text:p>
          </table:table-cell>
          <table:table-cell office:value-type="string">
            <text:p>Resign</text:p>
          </table:table-cell>
          <table:table-cell table:number-columns-repeated="1020"/>
        </table:table-row>
        <table:table-row table:style-name="ro7">
          <table:table-cell/>
          <table:table-cell office:value-type="float" office:value="1544">
            <text:p>1544</text:p>
          </table:table-cell>
          <table:table-cell office:value-type="string">
            <text:p>Sumedha Gomes</text:p>
          </table:table-cell>
          <table:table-cell table:number-columns-repeated="1021"/>
        </table:table-row>
        <table:table-row table:style-name="ro5">
          <table:table-cell/>
          <table:table-cell office:value-type="float" office:value="1478">
            <text:p>1478</text:p>
          </table:table-cell>
          <table:table-cell office:value-type="string">
            <text:p>Ramachandran Aravintha</text:p>
          </table:table-cell>
          <table:table-cell table:number-columns-repeated="1021"/>
        </table:table-row>
      </table:table>
      <table:table table:name="Sheet3" table:style-name="ta3" table:print="false">
        <table:table-column table:style-name="co16" table:number-columns-repeated="1024" table:default-cell-style-name="Default"/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Verdana1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5000" number:language="en" number:country="US">
      <number:number number:min-integer-digits="1"/>
    </number:number-style>
    <number:number-style style:name="N121">
      <number:number number:decimal-places="0" number:min-integer-digits="12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currency-style style:name="N514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time-style style:name="N5146" number:language="en" number:country="US">
      <number:minutes number:style="long"/>
      <number:text>:</number:text>
      <number:seconds number:style="long"/>
    </number:time-style>
    <number:time-style style:name="N514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8" number:language="en" number:country="US">
      <number:minutes number:style="long"/>
      <number:text>:</number:text>
      <number:seconds number:style="long" number:decimal-places="1"/>
    </number:time-style>
    <number:number-style style:name="N5149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4" style:display-name="Comma 4" style:family="table-cell" style:parent-style-name="Default" style:data-style-name="N120"/>
    <style:style style:name="Normal_20_2" style:display-name="Normal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6" style:display-name="Normal 2 1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19" style:display-name="Normal 2 1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0" style:display-name="Normal 2 2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1" style:display-name="Normal 2 2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2" style:display-name="Normal 2 2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3" style:display-name="Normal 2 2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4" style:display-name="Normal 2 2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5" style:display-name="Normal 2 2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6" style:display-name="Normal 2 2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7" style:display-name="Normal 2 2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8" style:display-name="Normal 2 2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29" style:display-name="Normal 2 2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0" style:display-name="Normal 2 30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1" style:display-name="Normal 2 31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2" style:display-name="Normal 2 3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3" style:display-name="Normal 2 3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4" style:display-name="Normal 2 3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35" style:display-name="Normal 2 3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" style:display-name="Normal 4 2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0"/>
    <style:style style:name="Untitled1" style:family="table-cell" style:parent-style-name="Default">
      <style:table-cell-properties fo:background-color="#eff7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2/07/2014</text:date>, <text:time>12:3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utsourced" style:display-name="PageStyle_Outsource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manant" style:display-name="PageStyle_Perma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4-02-07T12:34:58.74</dc:date>
    <meta:editing-duration>PT00H31M48S</meta:editing-duration>
    <meta:editing-cycles>28</meta:editing-cycles>
    <meta:document-statistic meta:table-count="3" meta:cell-count="408" meta:object-count="0"/>
  </office:meta>
</office:document-meta>
</file>